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 style:family="paragraph" style:parent-style-name="Standard">
      <style:paragraph-properties fo:orphans="2" fo:widows="2"/>
      <style:text-properties fo:font-variant="normal" fo:text-transform="none" fo:color="#222222" loext:opacity="100%" style:font-name="Arial" fo:font-size="12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officeooo:rsid="00093e1a" officeooo:paragraph-rsid="00093e1a"/>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orphans="2" fo:widows="2"/>
    </style:style>
    <style:style style:name="P6" style:family="paragraph" style:parent-style-name="Standard">
      <style:paragraph-properties fo:margin-top="0cm" fo:margin-bottom="0.499cm" style:contextual-spacing="false"/>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2">
      <style:paragraph-properties fo:margin-left="0.4cm" fo:margin-right="0cm" fo:margin-top="0cm" fo:margin-bottom="0cm" style:contextual-spacing="false" fo:text-indent="0cm" style:auto-text-indent="false"/>
    </style:style>
    <style:style style:name="P9" style:family="paragraph" style:parent-style-name="Text_20_body" style:list-style-name="L2">
      <style:paragraph-properties fo:margin-left="0.4cm" fo:margin-right="0cm" fo:margin-top="0cm" fo:margin-bottom="0cm" style:contextual-spacing="false" fo:text-indent="0cm" style:auto-text-indent="false"/>
      <style:text-properties officeooo:paragraph-rsid="000a9e7b"/>
    </style:style>
    <style:style style:name="P10" style:family="paragraph" style:parent-style-name="Text_20_body" style:list-style-name="L2">
      <style:paragraph-properties fo:margin-left="0.4cm" fo:margin-right="0cm" fo:text-indent="0cm" style:auto-text-indent="false"/>
      <style:text-properties officeooo:paragraph-rsid="000a9e7b"/>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style:font-name="Arial" fo:font-size="12pt" fo:letter-spacing="normal" fo:font-style="normal" fo:font-weight="normal" officeooo:rsid="000befb2"/>
    </style:style>
    <style:style style:name="T3" style:family="text">
      <style:text-properties fo:font-variant="normal" fo:text-transform="none" fo:color="#222222" loext:opacity="100%" fo:letter-spacing="normal"/>
    </style:style>
    <style:style style:name="T4" style:family="text">
      <style:text-properties fo:font-variant="normal" fo:text-transform="none" fo:color="#1155cc" loext:opacity="100%" style:font-name="Arial" fo:font-size="12pt" fo:letter-spacing="normal" fo:font-style="normal" fo:font-weight="normal"/>
    </style:style>
    <style:style style:name="T5" style:family="text">
      <style:text-properties fo:color="#1155cc" loext:opacity="100%"/>
    </style:style>
    <style:style style:name="T6" style:family="text">
      <style:text-propertie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R interface</text:h>
      <text:p text:style-name="Standard"/>
      <text:p text:style-name="P1">I would vote for the following:</text:p>
      <text:p text:style-name="P1"/>
      <text:p text:style-name="P1">Q, R = qr(A) # no pivoting</text:p>
      <text:p text:style-name="P1">Q, R = qr(A; pivot=false) # no pivoting</text:p>
      <text:p text:style-name="P2">Q, R = qr(A; pivot=NoPivot()) # no pivoting</text:p>
      <text:p text:style-name="P2">Q, R = qr(A; pivot=true) # no pivoting, sets `pivot=ColumnNorm()` internally</text:p>
      <text:p text:style-name="P2">Q, R = qr(A; pivot=ColumnNorm()) # column pivoting, no rank reduction</text:p>
      <text:p text:style-name="P4"><text:span text:style-name="T1">Q, R = qr(A; atol=1e-6) # absolute tolerance for rank reduction, following LowRankApprox.jl </text:span><text:a xlink:type="simple" xlink:href="file:///home/janr/.julia/dev/ITensorMPOCompression/docs/(https://github.com/JuliaLinearAlgebra/LowRankApprox.jl#accuracy-options)" text:style-name="Internet_20_link" text:visited-style-name="Visited_20_Internet_20_Link"><text:span text:style-name="T2">(https://github.com/JuliaLinearAlgebra/LowRankApprox.jl#accuracy-options)</text:span></text:a></text:p>
      <text:p text:style-name="P4"><text:span text:style-name="T1">Q, R = qr(A; block_rtol=1e-6) # relative tolerance for rank reduction, following LowRankApprox.jl (</text:span><text:a xlink:type="simple" xlink:href="https://github.com/JuliaLinearAlgebra/LowRankApprox.jl#accuracy-options" office:target-frame-name="_blank" xlink:show="new" text:style-name="Internet_20_link" text:visited-style-name="Visited_20_Internet_20_Link"><text:span text:style-name="T4">https://github.com/</text:span></text:a><text:span text:style-name="T1">)</text:span></text:p>
      <text:p text:style-name="P5"/>
      <text:p text:style-name="P5"><text:span text:style-name="T1">The `pivot` keyword argument can take the same arguments as `LinearAlgebra.qr` (</text:span><text:a xlink:type="simple" xlink:href="https://docs.julialang.org/en/v1/stdlib/LinearAlgebra/#LinearAlgebra.qr" office:target-frame-name="_blank" xlink:show="new" text:style-name="Internet_20_link" text:visited-style-name="Visited_20_Internet_20_Link"><text:span text:style-name="T4">https://docs.julialang.org/</text:span></text:a><text:span text:style-name="T1">), or the shorthands `true/false`.</text:span></text:p>
      <text:p text:style-name="P5"/>
      <text:p text:style-name="P1">Passing a tolerance implicitly uses `pivot=true`. Additionally, I would vote for returning `Q` and `R` such that the pivoting/permutation is already incorporated into `Q` and `R`.</text:p>
      <text:p text:style-name="P1"/>
      <text:p text:style-name="P1">Note that I recommend `block_rtol` above instead of just `rtol`, to indicate that the relative tolerance only takes the norm of the single block being truncated into account. That leaves open the possibility of designing a smarter `rtol` based on the norms of all of the blocks, which is what we do in the ITensor SVD function. For non-block sparse QR operations, `block_rtol` and `rtol` would be the same so we could support `rtol` for dense QR as an alias for `block_rtol`.</text:p>
      <text:p text:style-name="P1"/>
      <text:p text:style-name="P4"><text:span text:style-name="T1">We could return what pivot/permutation was performed and return it, though that seems to get a bit complicated for block sparse tensors (you need a different pivot for each block). So maybe we could just leave that out for now. At that point I would then consider outputting a `QR` struct like we do for the ITensor SVD (</text:span><text:a xlink:type="simple" xlink:href="https://github.com/ITensor/ITensors.jl/blob/c2d4cf84b77419c79d4f7ec6f3781b1cdf223b8e/src/tensor_operations/matrix_decomposition.jl#L8-L15" office:target-frame-name="_blank" xlink:show="new" text:style-name="Internet_20_link" text:visited-style-name="Visited_20_Internet_20_Link"><text:span text:style-name="T4">https://github.com/ITensor/</text:span></text:a><text:span text:style-name="T1">) and like what Julia does for QR (</text:span><text:a xlink:type="simple" xlink:href="https://docs.julialang.org/en/v1/stdlib/LinearAlgebra/#LinearAlgebra.qr" office:target-frame-name="_blank" xlink:show="new" text:style-name="Internet_20_link" text:visited-style-name="Visited_20_Internet_20_Link"><text:span text:style-name="T4">https://docs.julialang.org/</text:span></text:a><text:span text:style-name="T1">) to make the different fields that get output easier to access (compared to a simple Tuple we output now), but we could add that later in a (mostly) backwards compatible way.</text:span></text:p>
      <text:p text:style-name="Standard"/>
      <text:p text:style-name="P1">For `lq`, I would use the same interface as `qr` (though maybe we need to rethink if `ColumnNorm()` makes sense as a pivot option, I guess it should become `RowNorm()`?).</text:p>
      <text:p text:style-name="P1"/>
      <text:h text:style-name="Heading_20_1" text:outline-level="1">Gate Application</text:h>
      <text:p text:style-name="P3">For now, you can focus on the finite MPO case of applying a single 2-local gate at an arbitrary location (i.e. you've assumed you've orthogonalized properly to a site where the gate is being applied, using your MPO orthogonalization function in <text:a xlink:type="simple" xlink:href="https://github.com/JanReimers/ITensorMPOCompression.jl" office:target-frame-name="_blank" xlink:show="new" text:style-name="Internet_20_link" text:visited-style-name="Visited_20_Internet_20_Link"><text:span text:style-name="T5">https://github.com/JanReimers/</text:span></text:a>).</text:p>
      <text:p text:style-name="P1"/>
      <text:p text:style-name="P4"><text:span text:style-name="T1">Once you write a function for applying a 2-local gate at an arbitrary bond, we can the plug it in as a backend for the MPO/MPS gate application function called apply/product in </text:span><text:soft-page-break/><text:span text:style-name="T1">ITensors.jl: </text:span><text:a xlink:type="simple" xlink:href="https://github.com/ITensor/ITensors.jl/blob/925f6d3b0c070555f01a509c148eec59037e32bd/src/mps/abstractmps.jl#L2219-L2225" office:target-frame-name="_blank" xlink:show="new" text:style-name="Internet_20_link" text:visited-style-name="Visited_20_Internet_20_Link"><text:span text:style-name="T4">https://github.com/ITensor/</text:span></text:a><text:span text:style-name="T1">. That currently just loops over the single local gate application function: </text:span><text:a xlink:type="simple" xlink:href="https://github.com/ITensor/ITensors.jl/blob/925f6d3b0c070555f01a509c148eec59037e32bd/src/mps/abstractmps.jl#L2086-L2093" office:target-frame-name="_blank" xlink:show="new" text:style-name="Internet_20_link" text:visited-style-name="Visited_20_Internet_20_Link"><text:span text:style-name="T4">https://github.com/ITensor/</text:span></text:a><text:span text:style-name="T1"> (which also handles applying pairs of conjugated gates to MPOs as well as non-local gates using swap gates, which are also just 2-local gates). So you should think of the code you write for applying gates to local Hamiltonian MPOs as a backend for that part of the code which we would integrate into that code as an optional backend by overloading some minimal set of functions (so from your end, you shouldn't make an entire code that handles the full generality of applying non-local gates or a list of gates, we can discuss how we would integrate it into that code in a future discussion).</text:span></text:p>
      <text:p text:style-name="P3"/>
      <text:h text:style-name="Heading_20_1" text:outline-level="1">InfiniteMPO</text:h>
      <text:p text:style-name="P3">This helps me hone in on a question for you Loic: <text:span text:style-name="T6">is there a reason to keep the version of VUMPS that uses `InfiniteSum{MPO}`?</text:span> If not, and the version using `InfiniteMPOMatrix` is sufficient, that would go a long way to simplifying the package, making it easier to maintain and develop new features, and making it less confusing for users who see many similar types floating around. We can still keep `InfiniteSum{MPO}` as an internal type for constructing `InfiniteMPOMatrix` from an `OpSum` representing the terms of a unit cell. Then, we can have two versions of VUMPS, one for `InfiniteMPOMatrix` and a new one we have to implement for `InfiniteMPO` (which should be very similar to each other and share a lot of code).</text:p>
      <text:p text:style-name="Standard"/>
      <text:p text:style-name="Standard">Jan, what Loic describes in Section I of his notes is the procedure to create an `InfiniteMPOMatrix` from an `InfiniteSum{MPO}` (which is simple to construct from an `OpSum` representing the terms of a unit cell by creating finite MPOs for each site in the unit cell, i.e. <text:a xlink:type="simple" xlink:href="https://github.com/ITensor/ITensorInfiniteMPS.jl/blob/167abfb96addf1015dd189525a1bbca010c6b618/src/models/models.jl#L64-L80" office:target-frame-name="_blank" xlink:show="new" text:style-name="Internet_20_link" text:visited-style-name="Visited_20_Internet_20_Link"><text:span text:style-name="T5">https://github.com/ITensor/</text:span></text:a>), as we discussed in the call Friday. You can see the implementation here: <text:a xlink:type="simple" xlink:href="https://github.com/ITensor/ITensorInfiniteMPS.jl/blob/167abfb96addf1015dd189525a1bbca010c6b618/src/models/models.jl#L89-L113" office:target-frame-name="_blank" xlink:show="new" text:style-name="Internet_20_link" text:visited-style-name="Visited_20_Internet_20_Link"><text:span text:style-name="T5">https://github.com/ITensor/</text:span></text:a>.</text:p>
      <text:p text:style-name="Standard"/>
      <text:p text:style-name="P6">So let me propose a few concrete steps:</text:p>
      <text:list xml:id="list3590599477" text:style-name="L2">
        <text:list-item>
          <text:p text:style-name="P8">Delete/deprecate the version of VUMPS that uses an `InfiniteSum{MPO}`, in favor of the version using `InfiniteMPOMatrix` and a new version that will use `InfiniteMPO`. (I can do this, assuming Loic thinks this makes sense).</text:p>
        </text:list-item>
        <text:list-item>
          <text:p text:style-name="P8">Create non-truncating conversion functions `InfiniteMPOMatrix(::<text:span text:style-name="T1">InfiniteMPO)` and `InfiniteMPO(::InfiniteMPOMatrix)` that convert back and forth between those two formats. Those conversions are very simple, for example converting from `InfiniteMPO` to `InfiniteMPOMatrix` just requires looping through the elements of the links of each MPO tensor, while converting from `InfiniteMPOMatrix` to `InfiniteMPO` just requires doing direct sums of the operators in the matrices to fill in the MPO tensors. (I can do this, or maybe Jan can if he is interested?)</text:span></text:p>
        </text:list-item>
        <text:list-item>
          <text:p text:style-name="P9">Move Jan's `InfiniteMPO` truncation code (<text:a xlink:type="simple" xlink:href="https://github.com/JanReimers/ITensorMPOCompression.jl/blob/a0729162de5c0fc8414f5a2bea8a60ae67a46b74/src/truncate.jl#L276" office:target-frame-name="_blank" xlink:show="new" text:style-name="Internet_20_link" text:visited-style-name="Visited_20_Internet_20_Link"><text:span text:style-name="T5">https://github.com/</text:span></text:a>) into `ITensorInfiniteMPS.jl` to create a truncating version of the conversion from `InfiniteMPOMatrix` to `InfiniteMPO` in <text:span text:style-name="T6">step</text:span> <text:span text:style-name="T6">2.</text:span> (Jan, I guess this should wait for  <text:span text:style-name="T3"> </text:span><text:a xlink:type="simple" xlink:href="https://github.com/ITensor/ITensors.jl/pull/1099" office:target-frame-name="_blank" xlink:show="new" text:style-name="Internet_20_link" text:visited-style-name="Visited_20_Internet_20_Link">https://github.com/ITensor/</text:a><text:a xlink:type="simple" xlink:href="https://github.com/ITensor/ITensors.jl/pull/1099" office:target-frame-name="_blank" xlink:show="new" text:style-name="Internet_20_link" text:visited-style-name="Visited_20_Internet_20_Link">ITensors.jl/pull/1099</text:a><text:span text:style-name="T1">  </text:span><text:s text:c="3"/>to merge, and then cleaning up your `ITensorMPOCompression.jl` package a bit, registering it, and then depending on it in `ITensorInfiniteMPS.jl` so we can just move the parts depending on `InfiniteMPO` over and rely on the basic linear algebra/slicing tools from your package).</text:p>
        </text:list-item>
        <text:list-item>
          <text:p text:style-name="P9"><text:soft-page-break/>Create a version of VUMPS for `InfiniteMPO`. (Loic, do you have that already? If not, I'm happy to take that on but it may be a little while until I have time for that. I guess the implementation should be very similar to <text:a xlink:type="simple" xlink:href="https://github.com/ITensor/ITensorInfiniteMPS.jl/blob/main/src/vumps_mpo.jl" office:target-frame-name="_blank" xlink:show="new" text:style-name="Internet_20_link" text:visited-style-name="Visited_20_Internet_20_Link"><text:span text:style-name="T5">https://github.com/ITensor/</text:span></text:a><text:a xlink:type="simple" xlink:href="https://github.com/ITensor/ITensorInfiniteMPS.jl/blob/main/src/vumps_mpo.jl" office:target-frame-name="_blank" xlink:show="new" text:style-name="Internet_20_link" text:visited-style-name="Visited_20_Internet_20_Link"><text:span text:style-name="T4">ITensorInfiniteMPS.jl/blob/</text:span></text:a> or could even make use of that directly by converting `InfiniteMPO` back to an `InfiniteMPOMatrix`).</text:p>
        </text:list-item>
        <text:list-item>
          <text:p text:style-name="P8">Implement a better version of subspace expansion for VUMPS/iDMRG. (Loic, if you can point me to your implementation to have as a reference that would be helpful!)</text:p>
        </text:list-item>
        <text:list-item>
          <text:p text:style-name="P10">Implement iDMRG in the ITensorInfiniteMPS.jl package. (Relatively low priority compared to the other steps above. Loic, if you want to share your version or point me to where it is so we can have a reference to work from, that would be helpful. I guess you are developing it here: <text:a xlink:type="simple" xlink:href="https://github.com/LHerviou/ITensorInfiniteMPS.jl/tree/IDMRG" office:target-frame-name="_blank" xlink:show="new" text:style-name="Internet_20_link" text:visited-style-name="Visited_20_Internet_20_Link"><text:span text:style-name="T5">https://github.com/LHerviou/</text:span></text:a><text:a xlink:type="simple" xlink:href="https://github.com/LHerviou/ITensorInfiniteMPS.jl/tree/IDMRG" office:target-frame-name="_blank" xlink:show="new" text:style-name="Internet_20_link" text:visited-style-name="Visited_20_Internet_20_Link"><text:span text:style-name="T4">ITensorInfiniteMPS.jl/tree/</text:span></text:a>? If you are comfortable with it, we could merge that into the main branch once it is a bit more developed and add it as an experimental feature, for example we could keep it internally and use it as a reference and treat it as a work-in-progress for the time being. The main benefit of that would be for me to be able to track the progress of that code a bit and get an idea for how much overlap there is with the VUMPS code and maybe try to help you split off common parts, like applying MPO transfer matrices or the subspace expansion.)</text:p>
        </text:list-item>
      </text:list>
      <text:p text:style-name="P7">Let me know if that all makes sense. I think none of that would take too much time to implement or be too much of a burden for each of us.</text:p>
      <text:p text:style-name="P7"/>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8:12:47.461130868</meta:creation-date>
    <dc:date>2023-04-24T12:58:29.711708299</dc:date>
    <meta:editing-duration>PT1H34M32S</meta:editing-duration>
    <meta:editing-cycles>3</meta:editing-cycles>
    <meta:generator>LibreOffice/7.3.7.2$Linux_X86_64 LibreOffice_project/30$Build-2</meta:generator>
    <meta:document-statistic meta:table-count="0" meta:image-count="0" meta:object-count="0" meta:page-count="3" meta:paragraph-count="28" meta:word-count="1185" meta:character-count="7417" meta:non-whitespace-character-count="6260"/>
  </office:meta>
</office:document-meta>
</file>